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able-cell-properties fo:background-color="#95B3D7"/>
    </style:style>
    <style:style style:name="ce4" style:family="table-cell" style:parent-style-name="Default" style:data-style-name="N0">
      <style:table-cell-properties fo:background-color="#E26B0A"/>
    </style:style>
    <style:style style:name="ce5" style:family="table-cell" style:parent-style-name="Default" style:data-style-name="N0">
      <style:table-cell-properties fo:background-color="#948A54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lement 1</text:p>
          </table:table-cell>
          <table:table-cell office:value-type="string" table:style-name="ce1">
            <text:p>Element 2</text:p>
          </table:table-cell>
          <table:table-cell table:style-name="ce1"/>
          <table:table-cell office:value-type="string" table:style-name="ce1">
            <text:p>Spell</text:p>
          </table:table-cell>
          <table:table-cell table:style-name="ce1"/>
          <table:table-cell office:value-type="string" table:style-name="ce1">
            <text:p>Mana Cost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Effe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Explosion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4" table:style-name="ce1"/>
          <table:table-cell office:value-type="string" table:style-name="ce1">
            <text:p>Roihu</text:p>
          </table:table-cell>
          <table:table-cell office:value-type="string" table:style-name="ce1">
            <text:p>Liesk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Smokescreen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ow Visibil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Ice Min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Wall / Scatter</text:p>
          </table:table-cell>
          <table:table-cell table:style-name="ce1"/>
          <table:table-cell office:value-type="string" table:style-name="ce1">
            <text:p>Impact upon collis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Meteor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Flamethrower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mall impact + Flame, Continuo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Flaming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Panic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Mirrors the enemy's controll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Flame Burst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Tidal Wave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mall Impact + Wet</text:p>
          </table:table-cell>
          <table:table-cell table:number-columns-repeated="4" table:style-name="ce1"/>
          <table:table-cell office:value-type="string" table:style-name="ce1">
            <text:p>Hyrsky</text:p>
          </table:table-cell>
          <table:table-cell office:value-type="string" table:style-name="ce1">
            <text:p>Ryöppy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ost Barrier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Wall</text:p>
          </table:table-cell>
          <table:table-cell table:style-name="ce1"/>
          <table:table-cell office:value-type="string" table:style-name="ce1">
            <text:p>Blo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Mud Wav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Storm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mall Impact + W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Field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Spray / Field</text:p>
          </table:table-cell>
          <table:table-cell table:style-name="ce1"/>
          <table:table-cell office:value-type="string" table:style-name="ce1">
            <text:p>Impact upon collision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lid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Slides the enemy up / dow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Phasing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Makes the caster immune to death and dam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eeze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4" table:style-name="ce1"/>
          <table:table-cell office:value-type="string" table:style-name="ce1">
            <text:p>Hyinen</text:p>
          </table:table-cell>
          <table:table-cell office:value-type="string" table:style-name="ce1">
            <text:p>Riit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Snow ball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Ball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Snowstorm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mall 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Frozen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lipperyy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Negates enemy's fric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Frost Cloud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lows ball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Earthquake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4" table:style-name="ce1"/>
          <table:table-cell office:value-type="string" table:style-name="ce1">
            <text:p>Rapa</text:p>
          </table:table-cell>
          <table:table-cell office:value-type="string" table:style-name="ce1">
            <text:p>Lohkar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Rock wav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pray / Scatter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Shockwave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Horizontal Wall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Boulder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Makes the ball unstopable (can only deal damage in physical contact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Iron flesh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Shields caster from physical hit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Hurricane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</text:p>
          </table:table-cell>
          <table:table-cell table:number-columns-repeated="4" table:style-name="ce1"/>
          <table:table-cell office:value-type="string" table:style-name="ce1">
            <text:p>Viima</text:p>
          </table:table-cell>
          <table:table-cell office:value-type="string" table:style-name="ce1">
            <text:p>Puhuri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Bolt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Target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hift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Changes the ball's direc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Swiftness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 / target</text:p>
          </table:table-cell>
          <table:table-cell table:style-name="ce1"/>
          <table:table-cell office:value-type="string" table:style-name="ce1">
            <text:p>Makes the caster move faster, stops the ball and pushes 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4" table:style-name="ce1"/>
          <table:table-cell office:value-type="string" table:style-name="ce1">
            <text:p>Jyly</text:p>
          </table:table-cell>
          <table:table-cell office:value-type="string" table:style-name="ce1">
            <text:p>Vasam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Paralyze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Immobilizes the enem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Power field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Makes the ball move faster to one direction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Amnesia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Hides the element icons from the enemy and slows down casting</text:p>
          </table:table-cell>
          <table:table-cell table:number-columns-repeated="6" table:style-name="ce1"/>
          <table:table-cell office:value-type="string" table:style-name="ce1">
            <text:p>Hämärä</text:p>
          </table:table-cell>
          <table:table-cell office:value-type="string" table:style-name="ce1">
            <text:p>Kirous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rk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Chaos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Kills a random player instantly (more likely you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Rebirth</text:p>
          </table:table-cell>
          <table:table-cell table:style-name="ce1"/>
          <table:table-cell office:value-type="string" table:style-name="ce1">
            <text:p>H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Makes the caster gain full health when dying</text:p>
          </table:table-cell>
          <table:table-cell table:number-columns-repeated="4" table:style-name="ce1"/>
          <table:table-cell office:value-type="string" table:style-name="ce1">
            <text:p>Pyhä</text:p>
          </table:table-cell>
          <table:table-cell office:value-type="string" table:style-name="ce1">
            <text:p>Siunau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 possibilities</text:p>
          </table:table-cell>
          <table:table-cell table:style-name="ce1"/>
          <table:table-cell office:value-type="string" table:style-name="ce1">
            <text:p>(Leaf, Matter, Time, Life, Forc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Flame leaves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Beam</text:p>
          </table:table-cell>
          <table:table-cell table:style-name="ce1"/>
          <table:table-cell office:value-type="string" table:style-name="ce1">
            <text:p>Smaller 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Bomb shroom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Projectile / explosion</text:p>
          </table:table-cell>
          <table:table-cell table:style-name="ce1"/>
          <table:table-cell office:value-type="string" table:style-name="ce1">
            <text:p>Flies towards the ball and explodes upon collision (leaves spores), Wet + Growth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ozen seed wall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prays a bunch of seeds that have small impact, frozes them midair to form a wall (breaks upon collision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Root Rock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Projectile</text:p>
          </table:table-cell>
          <table:table-cell table:style-name="ce1"/>
          <table:table-cell office:value-type="string" table:style-name="ce1">
            <text:p>Throws a rock with roots in it. When it gets close to the ball it lauches towards it (causes small growth and muddy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Petalgust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A continuous spray of petals that cause minor impact and growth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Static Pollen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Creates a burst of pollen that pushes the ball when it gets inside. Causing growt, charge and occasional boost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ap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Drains mana from the opponen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Mana flower</text:p>
          </table:table-cell>
          <table:table-cell table:style-name="ce1"/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Recovers man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eaf</text:p>
          </table:table-cell>
          <table:table-cell table:style-name="ce1"/>
          <table:table-cell office:value-type="string" table:style-name="ce1">
            <text:p>Magic Tre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Creates a small sapling that grows into a larger tree if given enough time.<text:s/>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lame = Melts Freeze, Dries Wet, Burns growth, Weakens Ice, Weakens Water, Weakens Wind, Weakens lea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t = Sets off Flame, Washes off mud, Improves Charge, Improves growth, Improves Ice and Lightning, Weakens Earth, Weakens F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ddy = Sets off Flame, Sets off charge, Slows, Weakens lightning, Improves Wind, Weakens f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eze = Slows, Weakens Fire, Weakens Leaf, Improves Eart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rge = Fastens, Dries Wet, Improves Light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owth = Makes the ball larger, Weakens wind, Weakens lightning, Weakens wate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ir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Earth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Lightning</text:p>
          </table:table-cell>
          <table:table-cell office:value-type="string" table:style-name="ce1">
            <text:p>Lea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8" table:style-name="ce2">
            <text:p>-0,8</text:p>
          </table:table-cell>
          <table:table-cell office:value-type="float" office:value="-0.8" table:style-name="ce2">
            <text:p>-0,8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-0.8" table:style-name="ce2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5">
            <text:p>-1,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e</text:p>
          </table:table-cell>
          <table:table-cell office:value-type="float" office:value="-0.8" table:style-name="ce2">
            <text:p>-0,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ind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3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5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3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af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09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2-09-10T15:18:33Z</meta:creation-date>
    <dc:date>2013-08-11T13:21:19Z</dc:date>
  </office:meta>
</office:document-meta>
</file>